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64A000004421FCE56E4DBC10E70.jpg" manifest:media-type="image/jpeg"/>
  <manifest:file-entry manifest:full-path="Pictures/100000000000064A000004424E569BD889641F90.jpg" manifest:media-type="image/jpeg"/>
  <manifest:file-entry manifest:full-path="Pictures/100000000000064A00000442FC384A6A48EE378B.jpg" manifest:media-type="image/jpeg"/>
  <manifest:file-entry manifest:full-path="Pictures/100000000000064A000004423B6CDE4FFF19D1F2.jpg" manifest:media-type="image/jpeg"/>
  <manifest:file-entry manifest:full-path="Pictures/100000000000032A000002BEF11781C568D5B2A2.jpg" manifest:media-type="image/jpeg"/>
  <manifest:file-entry manifest:full-path="Pictures/1000000000000320000002BCAE2FDA12BC899C16.jpg" manifest:media-type="image/jpeg"/>
  <manifest:file-entry manifest:full-path="Pictures/100000000000064A000004420E755F2A3CB7821A.jpg" manifest:media-type="image/jpeg"/>
  <manifest:file-entry manifest:full-path="Pictures/1000000000000320000002BC9410B03A318F5DC7.jpg" manifest:media-type="image/jpeg"/>
  <manifest:file-entry manifest:full-path="Pictures/100000000000064A000004429E3E8BCBCEF33E2E.jpg" manifest:media-type="image/jpeg"/>
  <manifest:file-entry manifest:full-path="Pictures/1000000000000320000002BC198D856FD69AE4AA.jpg" manifest:media-type="image/jpeg"/>
  <manifest:file-entry manifest:full-path="Pictures/100000000000032A000002BEA3A521D473AA3438.jpg" manifest:media-type="image/jpeg"/>
  <manifest:file-entry manifest:full-path="Pictures/1000000000000316000002BADA0B8F89D05ADA0F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95cm" fo:min-width="5.35cm"/>
    </style:style>
    <style:style style:name="gr2" style:family="graphic" style:parent-style-name="standard">
      <style:graphic-properties draw:fill="solid" draw:fill-color="#e4f1f9" draw:textarea-horizontal-align="justify" draw:textarea-vertical-align="middle" draw:auto-grow-height="false" fo:min-height="1.95cm" fo:min-width="5.35cm"/>
    </style:style>
    <style:style style:name="gr3" style:family="graphic" style:parent-style-name="standard">
      <style:graphic-properties draw:fill="solid" draw:fill-color="#f1eaf2" draw:textarea-horizontal-align="justify" draw:textarea-vertical-align="middle" draw:auto-grow-height="false" fo:min-height="1.95cm" fo:min-width="5.35cm"/>
    </style:style>
    <style:style style:name="gr4" style:family="graphic" style:parent-style-name="standard">
      <style:graphic-properties draw:fill="solid" draw:fill-color="#fef7e7" draw:textarea-horizontal-align="justify" draw:textarea-vertical-align="middle" draw:auto-grow-height="false" fo:min-height="1.95cm" fo:min-width="5.35cm"/>
    </style:style>
    <style:style style:name="gr5" style:family="graphic" style:parent-style-name="standard">
      <style:graphic-properties draw:fill="solid" draw:fill-color="#fbedea" draw:textarea-horizontal-align="justify" draw:textarea-vertical-align="middle" draw:auto-grow-height="false" fo:min-height="1.95cm" fo:min-width="5.35cm"/>
    </style:style>
    <style:style style:name="gr6" style:family="graphic" style:parent-style-name="standard">
      <style:graphic-properties draw:stroke="none" draw:fill="none" fo:min-height="1.31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>
      <style:graphic-properties draw:stroke="none" draw:fill="none" fo:min-height="1.158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</style:style>
    <style:style style:name="gr11" style:family="graphic">
      <style:graphic-properties style:protect="size"/>
    </style:style>
    <style:style style:name="gr1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fo:min-height="13.364cm"/>
    </style:style>
    <style:style style:name="pr2" style:family="presentation" style:parent-style-name="Standard-title">
      <style:graphic-properties fo:min-height="2.629cm"/>
    </style:style>
    <style:style style:name="pr3" style:family="presentation" style:parent-style-name="Standard-subtitle">
      <style:graphic-properties draw:fill-color="#ffffff" fo:min-height="9.134cm"/>
    </style:style>
    <style:style style:name="pr4" style:family="presentation" style:parent-style-name="Standard-title">
      <style:graphic-properties draw:auto-grow-height="true" fo:min-height="2.629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4f1f9"/>
      <style:paragraph-properties fo:text-align="center"/>
    </style:style>
    <style:style style:name="P3" style:family="paragraph">
      <loext:graphic-properties draw:fill="solid" draw:fill-color="#f1eaf2"/>
      <style:paragraph-properties fo:text-align="center"/>
    </style:style>
    <style:style style:name="P4" style:family="paragraph">
      <loext:graphic-properties draw:fill="solid" draw:fill-color="#fef7e7"/>
      <style:paragraph-properties fo:text-align="center"/>
    </style:style>
    <style:style style:name="P5" style:family="paragraph">
      <loext:graphic-properties draw:fill="solid" draw:fill-color="#fbedea"/>
      <style:paragraph-properties fo:text-align="center"/>
    </style:style>
    <style:style style:name="P6" style:family="paragraph">
      <loext:graphic-properties draw:fill="none"/>
      <style:text-properties fo:font-size="9pt" style:font-size-asian="18pt" style:font-size-complex="18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size="9pt" style:font-size-asian="18pt" style:font-size-complex="18pt"/>
    </style:style>
    <style:style style:name="P11" style:family="paragraph">
      <loext:graphic-properties draw:fill-color="#ffffff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9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g>
          <draw:custom-shape draw:style-name="gr1" draw:text-style-name="P1" draw:layer="layout" svg:width="5.85cm" svg:height="2.2cm" svg:x="2cm" svg:y="2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5.85cm" svg:height="2.2cm" svg:x="2cm" svg:y="2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5.85cm" svg:height="2.2cm" svg:x="19.55cm" svg:y="2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5.85cm" svg:height="2.2cm" svg:x="19.55cm" svg:y="2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5.85cm" svg:height="2.2cm" svg:x="19.55cm" svg:y="2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5.85cm" svg:height="2.2cm" svg:x="19.55cm" svg:y="2.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" draw:text-style-name="P4" draw:layer="layout" svg:width="5.85cm" svg:height="2.2cm" svg:x="13.7cm" svg:y="2.4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5.85cm" svg:height="2.2cm" svg:x="7.85cm" svg:y="2.4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5.85cm" svg:height="2.2cm" svg:x="13.7cm" svg:y="2.4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5.85cm" svg:height="2.2cm" svg:x="7.85cm" svg:y="2.4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5.85cm" svg:height="2.2cm" svg:x="13.7cm" svg:y="2.4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5.85cm" svg:height="2.2cm" svg:x="7.85cm" svg:y="2.4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5.85cm" svg:height="2.2cm" svg:x="13.7cm" svg:y="2.4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5.85cm" svg:height="2.2cm" svg:x="7.85cm" svg:y="2.4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" draw:text-style-name="P1" draw:layer="layout" svg:width="5.85cm" svg:height="2.2cm" svg:x="2cm" svg:y="8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5.85cm" svg:height="2.2cm" svg:x="2cm" svg:y="8.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5.85cm" svg:height="2.2cm" svg:x="19.55cm" svg:y="8.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5.85cm" svg:height="2.2cm" svg:x="19.55cm" svg:y="8.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5.85cm" svg:height="2.2cm" svg:x="19.55cm" svg:y="8.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5.85cm" svg:height="2.2cm" svg:x="19.55cm" svg:y="8.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" draw:text-style-name="P4" draw:layer="layout" svg:width="5.85cm" svg:height="2.2cm" svg:x="13.7cm" svg:y="8.2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5.85cm" svg:height="2.2cm" svg:x="7.85cm" svg:y="8.2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5.85cm" svg:height="2.2cm" svg:x="13.7cm" svg:y="8.2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5.85cm" svg:height="2.2cm" svg:x="7.85cm" svg:y="8.2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5.85cm" svg:height="2.2cm" svg:x="13.7cm" svg:y="8.2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5.85cm" svg:height="2.2cm" svg:x="7.85cm" svg:y="8.2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5.85cm" svg:height="2.2cm" svg:x="13.7cm" svg:y="8.2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5.85cm" svg:height="2.2cm" svg:x="7.85cm" svg:y="8.2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" draw:text-style-name="P1" draw:layer="layout" svg:width="5.85cm" svg:height="2.2cm" svg:x="2cm" svg:y="13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5.85cm" svg:height="2.2cm" svg:x="2cm" svg:y="13.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5.85cm" svg:height="2.2cm" svg:x="19.55cm" svg:y="13.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5.85cm" svg:height="2.2cm" svg:x="19.55cm" svg:y="13.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5.85cm" svg:height="2.2cm" svg:x="19.55cm" svg:y="13.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5.85cm" svg:height="2.2cm" svg:x="19.55cm" svg:y="13.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" draw:text-style-name="P4" draw:layer="layout" svg:width="5.85cm" svg:height="2.2cm" svg:x="13.7cm" svg:y="13.2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5.85cm" svg:height="2.2cm" svg:x="7.85cm" svg:y="13.2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5.85cm" svg:height="2.2cm" svg:x="13.7cm" svg:y="13.2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5.85cm" svg:height="2.2cm" svg:x="7.85cm" svg:y="13.2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5.85cm" svg:height="2.2cm" svg:x="13.7cm" svg:y="13.2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5.85cm" svg:height="2.2cm" svg:x="7.85cm" svg:y="13.2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5.85cm" svg:height="2.2cm" svg:x="13.7cm" svg:y="13.2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5.85cm" svg:height="2.2cm" svg:x="7.85cm" svg:y="13.2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6" draw:text-style-name="P6" draw:layer="layout" svg:width="5.65cm" svg:height="1.564cm" svg:x="2.2cm" svg:y="2.636cm">
          <draw:text-box>
            <text:p><text:span text:style-name="T1">1 : P(R=0) = 1</text:span></text:p>
            <text:p><text:span text:style-name="T1"><text:line-break/></text:span><text:span text:style-name="T2">2 : P(R=1) = 0.75, P(R=-1) = 0.25</text:span></text:p>
          </draw:text-box>
        </draw:frame>
        <draw:frame draw:style-name="gr6" draw:text-style-name="P6" draw:layer="layout" svg:width="5.65cm" svg:height="1.564cm" svg:x="8cm" svg:y="2.636cm">
          <draw:text-box>
            <text:p><text:span text:style-name="T1">1 : P(R=0) = 1</text:span></text:p>
            <text:p><text:span text:style-name="T1"><text:line-break/></text:span><text:span text:style-name="T2">2 : P(R=1) = 0.25, P(R=-1) = 0.75</text:span></text:p>
          </draw:text-box>
        </draw:frame>
        <draw:frame draw:style-name="gr6" draw:text-style-name="P6" draw:layer="layout" svg:width="5.65cm" svg:height="1.564cm" svg:x="13.9cm" svg:y="2.636cm">
          <draw:text-box>
            <text:p><text:span text:style-name="T1">1 : P(R=0) = 1</text:span></text:p>
            <text:p><text:span text:style-name="T1"><text:line-break/></text:span><text:span text:style-name="T2">2 : P(R=1) = 0.5, P(R=-1) = 0.5</text:span></text:p>
          </draw:text-box>
        </draw:frame>
        <draw:frame draw:style-name="gr6" draw:text-style-name="P6" draw:layer="layout" svg:width="5.65cm" svg:height="1.564cm" svg:x="19.75cm" svg:y="2.636cm">
          <draw:text-box>
            <text:p><text:span text:style-name="T1">1 : P(R=0) = 1</text:span></text:p>
            <text:p><text:span text:style-name="T1"><text:line-break/></text:span><text:span text:style-name="T2">2 : P(R=1) = 0.75, P(R=-1) = 0.25</text:span></text:p>
          </draw:text-box>
        </draw:frame>
        <draw:frame draw:style-name="gr7" draw:text-style-name="P7" draw:layer="layout" svg:width="6.8cm" svg:height="0.962cm" svg:x="2cm" svg:y="1.2cm">
          <draw:text-box>
            <text:p>Risk</text:p>
          </draw:text-box>
        </draw:frame>
        <draw:frame draw:style-name="gr7" draw:text-style-name="P7" draw:layer="layout" svg:width="6.8cm" svg:height="0.962cm" svg:x="1.8cm" svg:y="12cm">
          <draw:text-box>
            <text:p>Status quo 2</text:p>
          </draw:text-box>
        </draw:frame>
        <draw:frame draw:style-name="gr6" draw:text-style-name="P6" draw:layer="layout" svg:width="5.65cm" svg:height="1.564cm" svg:x="2.2cm" svg:y="2.636cm">
          <draw:text-box>
            <text:p><text:span text:style-name="T1">1 : P(R=0) = 1</text:span></text:p>
            <text:p><text:span text:style-name="T1"><text:line-break/></text:span><text:span text:style-name="T2">2 : P(R=1) = 0.75, P(R=-1) = 0.25</text:span></text:p>
          </draw:text-box>
        </draw:frame>
        <draw:frame draw:style-name="gr6" draw:text-style-name="P6" draw:layer="layout" svg:width="5.65cm" svg:height="1.564cm" svg:x="2.2cm" svg:y="8.6cm">
          <draw:text-box>
            <text:p><text:span text:style-name="T1">1 : P(R=1) = 0.75, <text:s/>P(R=-1) = 0.25, </text:span></text:p>
            <text:p><text:span text:style-name="T1"><text:line-break/></text:span><text:span text:style-name="T2">2 : P(R=1) = 0.25, P(R=-1) = 0.75</text:span></text:p>
          </draw:text-box>
        </draw:frame>
        <draw:frame draw:style-name="gr8" draw:text-style-name="P8" draw:layer="layout" svg:width="4.871cm" svg:height="1.408cm" svg:x="8.6cm" svg:y="8.592cm">
          <draw:text-box>
            <text:p><text:span text:style-name="T1">1 reversal</text:span><text:span text:style-name="T1"><text:line-break/></text:span><text:span text:style-name="T1">trial = 72</text:span></text:p>
          </draw:text-box>
        </draw:frame>
        <draw:frame draw:style-name="gr6" draw:text-style-name="P6" draw:layer="layout" svg:width="5.65cm" svg:height="1.564cm" svg:x="2.2cm" svg:y="8.6cm">
          <draw:text-box>
            <text:p><text:span text:style-name="T1">1 : P(R=1) = 0.75, <text:s/>P(R=-1) = 0.25, </text:span></text:p>
            <text:p><text:span text:style-name="T1"><text:line-break/></text:span><text:span text:style-name="T2">2 : P(R=1) = 0.25, P(R=-1) = 0.75</text:span></text:p>
          </draw:text-box>
        </draw:frame>
        <draw:frame draw:style-name="gr6" draw:text-style-name="P6" draw:layer="layout" svg:width="5.65cm" svg:height="1.564cm" svg:x="2.2cm" svg:y="13.636cm">
          <draw:text-box>
            <text:p><text:span text:style-name="T1">1 : P(R=1) = 0.75, <text:s/>P(R=-1) = 0.25, </text:span></text:p>
            <text:p><text:span text:style-name="T1"><text:line-break/></text:span><text:span text:style-name="T2">2 : P(R=1) = 0.25, P(R=-1) = 0.75</text:span></text:p>
          </draw:text-box>
        </draw:frame>
        <draw:frame draw:style-name="gr8" draw:text-style-name="P8" draw:layer="layout" svg:width="4.871cm" svg:height="1.408cm" svg:x="14.129cm" svg:y="8.592cm">
          <draw:text-box>
            <text:p><text:span text:style-name="T1">2 reversals</text:span><text:span text:style-name="T1"><text:line-break/></text:span><text:span text:style-name="T1">trial = 112, 128</text:span></text:p>
          </draw:text-box>
        </draw:frame>
        <draw:frame draw:style-name="gr8" draw:text-style-name="P8" draw:layer="layout" svg:width="4.871cm" svg:height="1.408cm" svg:x="20.329cm" svg:y="8.592cm">
          <draw:text-box>
            <text:p><text:span text:style-name="T1">3 reversals</text:span><text:span text:style-name="T1"><text:line-break/></text:span><text:span text:style-name="T1">trial = 156, 168, 180</text:span></text:p>
          </draw:text-box>
        </draw:frame>
        <draw:frame draw:style-name="gr7" draw:text-style-name="P7" draw:layer="layout" svg:width="6.8cm" svg:height="0.962cm" svg:x="2cm" svg:y="7cm">
          <draw:text-box>
            <text:p>Status quo 1</text:p>
          </draw:text-box>
        </draw:frame>
        <draw:frame draw:style-name="gr8" draw:text-style-name="P8" draw:layer="layout" svg:width="4.871cm" svg:height="1.408cm" svg:x="8.4cm" svg:y="13.6cm">
          <draw:text-box>
            <text:p><text:span text:style-name="T1">1 reversal</text:span><text:span text:style-name="T1"><text:line-break/></text:span><text:span text:style-name="T1">trial = 60</text:span></text:p>
          </draw:text-box>
        </draw:frame>
        <draw:frame draw:style-name="gr8" draw:text-style-name="P8" draw:layer="layout" svg:width="4.871cm" svg:height="1.408cm" svg:x="14.4cm" svg:y="13.592cm">
          <draw:text-box>
            <text:p><text:span text:style-name="T1">1 reversal</text:span><text:span text:style-name="T1"><text:line-break/></text:span><text:span text:style-name="T1">trial = 120</text:span></text:p>
          </draw:text-box>
        </draw:frame>
        <draw:frame draw:style-name="gr8" draw:text-style-name="P8" draw:layer="layout" svg:width="4.871cm" svg:height="1.408cm" svg:x="20.529cm" svg:y="13.6cm">
          <draw:text-box>
            <text:p><text:span text:style-name="T1">1 reversal</text:span><text:span text:style-name="T1"><text:line-break/></text:span><text:span text:style-name="T1">trial = 180</text:span></text:p>
          </draw:text-box>
        </draw:frame>
        <draw:line draw:style-name="gr9" draw:text-style-name="P9" draw:layer="layout" svg:x1="2cm" svg:y1="5cm" svg:x2="2cm" svg:y2="5.4cm">
          <text:p/>
        </draw:line>
        <draw:line draw:style-name="gr9" draw:text-style-name="P9" draw:layer="layout" svg:x1="2cm" svg:y1="5.4cm" svg:x2="25.4cm" svg:y2="5.4cm">
          <text:p/>
        </draw:line>
        <draw:line draw:style-name="gr9" draw:text-style-name="P9" draw:layer="layout" svg:x1="25.4cm" svg:y1="5.4cm" svg:x2="25.4cm" svg:y2="4.8cm">
          <text:p/>
        </draw:line>
        <draw:line draw:style-name="gr9" draw:text-style-name="P9" draw:layer="layout" svg:x1="14.2cm" svg:y1="5.6cm" svg:x2="14.2cm" svg:y2="6cm">
          <text:p/>
        </draw:line>
        <draw:frame draw:style-name="gr10" draw:text-style-name="P10" draw:layer="layout" svg:width="2.2cm" svg:height="0.607cm" svg:x="13.3cm" svg:y="6.193cm">
          <draw:text-box>
            <text:p><text:span text:style-name="T2">192 trials</text:span></text:p>
          </draw:text-box>
        </draw:frame>
        <draw:line draw:style-name="gr9" draw:text-style-name="P9" draw:layer="layout" svg:x1="13.8cm" svg:y1="2.2cm" svg:x2="13.8cm" svg:y2="1.4cm">
          <text:p/>
        </draw:line>
        <draw:line draw:style-name="gr9" draw:text-style-name="P9" draw:layer="layout" svg:x1="13.8cm" svg:y1="1.4cm" svg:x2="16.4cm" svg:y2="1.4cm">
          <text:p/>
        </draw:line>
        <draw:line draw:style-name="gr9" draw:text-style-name="P9" draw:layer="layout" svg:x1="16.4cm" svg:y1="1.4cm" svg:x2="19.4cm" svg:y2="1.4cm">
          <text:p/>
        </draw:line>
        <draw:line draw:style-name="gr9" draw:text-style-name="P9" draw:layer="layout" svg:x1="19.4cm" svg:y1="1.4cm" svg:x2="19.4cm" svg:y2="2.2cm">
          <text:p/>
        </draw:line>
        <draw:line draw:style-name="gr9" draw:text-style-name="P9" draw:layer="layout" svg:x1="16.6cm" svg:y1="1.4cm" svg:x2="16.6cm" svg:y2="0.8cm">
          <text:p/>
        </draw:line>
        <draw:frame draw:style-name="gr10" draw:text-style-name="P10" draw:layer="layout" svg:width="2.8cm" svg:height="0.607cm" svg:x="15.8cm" svg:y="0.2cm">
          <draw:text-box>
            <text:p><text:span text:style-name="T2">48 trials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office:forms form:automatic-focus="false" form:apply-design-mode="false"/>
        <draw:frame presentation:style-name="pr2" draw:layer="layout" svg:width="25.199cm" svg:height="2.629cm" svg:x="1.4cm" svg:y="0.628cm" presentation:class="title" presentation:placeholder="true">
          <draw:text-box/>
        </draw:frame>
        <draw:frame presentation:style-name="pr3" draw:text-style-name="P11" draw:layer="layout" svg:width="25.199cm" svg:height="9.134cm" svg:x="1.4cm" svg:y="3.685cm" presentation:class="subtitle" presentation:placeholder="true">
          <draw:text-box/>
        </draw:frame>
        <draw:frame draw:style-name="gr12" draw:text-style-name="P9" draw:layer="layout" svg:width="14.799cm" svg:height="12.949cm" svg:x="0.2cm" svg:y="1.851cm">
          <draw:image xlink:href="Pictures/1000000000000320000002BCAE2FDA12BC899C16.jpg" xlink:type="simple" xlink:show="embed" xlink:actuate="onLoad">
            <text:p/>
          </draw:image>
        </draw:frame>
        <draw:frame draw:style-name="gr12" draw:text-style-name="P9" draw:layer="layout" svg:width="14.711cm" svg:height="12.749cm" svg:x="13cm" svg:y="1.851cm">
          <draw:image xlink:href="Pictures/100000000000032A000002BEF11781C568D5B2A2.jpg" xlink:type="simple" xlink:show="embed" xlink:actuate="onLoad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2" draw:layer="layout" svg:width="25.199cm" svg:height="2.629cm" svg:x="1.4cm" svg:y="0.628cm" presentation:class="title" presentation:placeholder="true">
          <draw:text-box/>
        </draw:frame>
        <draw:frame draw:style-name="gr13" draw:text-style-name="P9" draw:layer="layout" svg:width="14.789cm" svg:height="12.941cm" svg:x="0.2cm" svg:y="1.659cm" presentation:class="graphic" presentation:user-transformed="true">
          <draw:image xlink:href="Pictures/1000000000000320000002BC9410B03A318F5DC7.jpg" xlink:type="simple" xlink:show="embed" xlink:actuate="onLoad">
            <text:p/>
          </draw:image>
        </draw:frame>
        <draw:frame draw:style-name="gr12" draw:text-style-name="P9" draw:layer="layout" svg:width="15.337cm" svg:height="13.293cm" svg:x="12.863cm" svg:y="1.507cm">
          <draw:image xlink:href="Pictures/100000000000032A000002BEA3A521D473AA3438.jpg" xlink:type="simple" xlink:show="embed" xlink:actuate="onLoad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2" draw:layer="layout" svg:width="25.199cm" svg:height="2.629cm" svg:x="1.4cm" svg:y="0.628cm" presentation:class="title" presentation:placeholder="true">
          <draw:text-box/>
        </draw:frame>
        <draw:frame draw:style-name="gr13" draw:text-style-name="P9" draw:layer="layout" svg:width="14.538cm" svg:height="12.845cm" svg:x="0.6cm" svg:y="1.755cm" presentation:class="graphic" presentation:user-transformed="true">
          <draw:image xlink:href="Pictures/1000000000000316000002BADA0B8F89D05ADA0F.jpg" xlink:type="simple" xlink:show="embed" xlink:actuate="onLoad">
            <text:p/>
          </draw:image>
        </draw:frame>
        <draw:frame draw:style-name="gr12" draw:text-style-name="P9" draw:layer="layout" svg:width="14.857cm" svg:height="13cm" svg:x="13.2cm" svg:y="1.8cm">
          <draw:image xlink:href="Pictures/1000000000000320000002BC198D856FD69AE4AA.jpg" xlink:type="simple" xlink:show="embed" xlink:actuate="onLoad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2" draw:layer="layout" svg:width="25.199cm" svg:height="2.629cm" svg:x="1.4cm" svg:y="0.628cm" presentation:class="title" presentation:placeholder="true">
          <draw:text-box/>
        </draw:frame>
        <draw:frame draw:style-name="gr13" draw:text-style-name="P9" draw:layer="layout" svg:width="23.6cm" svg:height="15.978cm" svg:x="2.2cm" svg:y="0.022cm" presentation:class="graphic" presentation:user-transformed="true">
          <draw:image xlink:href="Pictures/100000000000064A00000442FC384A6A48EE378B.jpg" xlink:type="simple" xlink:show="embed" xlink:actuate="onLoad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2" draw:layer="layout" svg:width="25.199cm" svg:height="2.629cm" svg:x="1.4cm" svg:y="0.628cm" presentation:class="title" presentation:placeholder="true">
          <draw:text-box/>
        </draw:frame>
        <draw:frame draw:style-name="gr13" draw:text-style-name="P9" draw:layer="layout" svg:width="24.629cm" svg:height="16.675cm" svg:x="1.6cm" svg:y="0cm" presentation:class="graphic" presentation:user-transformed="true">
          <draw:image xlink:href="Pictures/100000000000064A000004424E569BD889641F90.jpg" xlink:type="simple" xlink:show="embed" xlink:actuate="onLoad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2" draw:layer="layout" svg:width="25.199cm" svg:height="2.629cm" svg:x="1.4cm" svg:y="0.628cm" presentation:class="title" presentation:placeholder="true">
          <draw:text-box/>
        </draw:frame>
        <draw:frame draw:style-name="gr13" draw:text-style-name="P9" draw:layer="layout" svg:width="23.144cm" svg:height="15.669cm" svg:x="2cm" svg:y="0.081cm" presentation:class="graphic" presentation:user-transformed="true">
          <draw:image xlink:href="Pictures/100000000000064A000004421FCE56E4DBC10E70.jpg" xlink:type="simple" xlink:show="embed" xlink:actuate="onLoad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 presentation:placeholder="true">
          <draw:text-box/>
        </draw:frame>
        <draw:frame draw:style-name="gr13" draw:text-style-name="P9" draw:layer="layout" svg:width="23.886cm" svg:height="16.17cm" svg:x="1.8cm" svg:y="0.2cm" presentation:class="graphic" presentation:user-transformed="true">
          <draw:image xlink:href="Pictures/100000000000064A000004429E3E8BCBCEF33E2E.jpg" xlink:type="simple" xlink:show="embed" xlink:actuate="onLoad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2" draw:layer="layout" svg:width="25.199cm" svg:height="2.629cm" svg:x="1.4cm" svg:y="0.628cm" presentation:class="title" presentation:placeholder="true">
          <draw:text-box/>
        </draw:frame>
        <draw:frame draw:style-name="gr13" draw:text-style-name="P9" draw:layer="layout" svg:width="24.416cm" svg:height="16.531cm" svg:x="1.6cm" svg:y="-0.131cm" presentation:class="graphic" presentation:user-transformed="true">
          <draw:image xlink:href="Pictures/100000000000064A000004420E755F2A3CB7821A.jpg" xlink:type="simple" xlink:show="embed" xlink:actuate="onLoad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presentation:style-name="pr2" draw:layer="layout" svg:width="25.199cm" svg:height="2.629cm" svg:x="1.4cm" svg:y="0.628cm" presentation:class="title" presentation:placeholder="true">
          <draw:text-box/>
        </draw:frame>
        <draw:frame draw:style-name="gr13" draw:text-style-name="P9" draw:layer="layout" svg:width="24.8cm" svg:height="16.791cm" svg:x="1.4cm" svg:y="0.009cm" presentation:class="graphic" presentation:user-transformed="true">
          <draw:image xlink:href="Pictures/100000000000064A000004423B6CDE4FFF19D1F2.jpg" xlink:type="simple" xlink:show="embed" xlink:actuate="onLoad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1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7T18:35:46.680201627</meta:creation-date>
    <meta:editing-duration>PT15S</meta:editing-duration>
    <meta:editing-cycles>2</meta:editing-cycles>
    <meta:generator>LibreOffice/6.0.6.2$Linux_X86_64 LibreOffice_project/00m0$Build-2</meta:generator>
    <dc:date>2019-01-17T18:35:59.584885233</dc:date>
    <meta:document-statistic meta:object-count="139"/>
  </office:meta>
</office:document-meta>
</file>